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5999e" officeooo:paragraph-rsid="0015999e"/>
    </style:style>
    <style:style style:name="P2" style:family="paragraph" style:parent-style-name="Standard" style:list-style-name="L1">
      <style:text-properties officeooo:rsid="00165a35" officeooo:paragraph-rsid="00165a35"/>
    </style:style>
    <style:style style:name="P3" style:family="paragraph" style:parent-style-name="Standard" style:list-style-name="L1">
      <style:text-properties officeooo:rsid="00184542" officeooo:paragraph-rsid="00184542"/>
    </style:style>
    <style:style style:name="P4" style:family="paragraph" style:parent-style-name="Standard" style:list-style-name="L1">
      <style:text-properties officeooo:rsid="001851a2" officeooo:paragraph-rsid="001851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41802689" text:style-name="L1">
        <text:list-item>
          <text:p text:style-name="P1">R4.3</text:p>
          <text:list>
            <text:list-item>
              <text:p text:style-name="P1">55</text:p>
            </text:list-item>
            <text:list-item>
              <text:p text:style-name="P1">6</text:p>
            </text:list-item>
            <text:list-item>
              <text:p text:style-name="P1">120</text:p>
            </text:list-item>
            <text:list-item>
              <text:p text:style-name="P1">64</text:p>
            </text:list-item>
          </text:list>
        </text:list-item>
        <text:list-item>
          <text:p text:style-name="P1">R4.7</text:p>
          <text:list>
            <text:list-item>
              <text:p text:style-name="P1">1 2 3 4 5 6 7 8 9</text:p>
            </text:list-item>
            <text:list-item>
              <text:p text:style-name="P1">1 3 5 7 9</text:p>
            </text:list-item>
            <text:list-item>
              <text:p text:style-name="P2">10 9 8 7 6 5 4 3 2</text:p>
            </text:list-item>
            <text:list-item>
              <text:p text:style-name="P2">0 1 2 3 4 5 6 7 8 9</text:p>
            </text:list-item>
            <text:list-item>
              <text:p text:style-name="P2">1 2 4 8 </text:p>
            </text:list-item>
            <text:list-item>
              <text:p text:style-name="P2">2 4 6 8 </text:p>
            </text:list-item>
          </text:list>
        </text:list-item>
        <text:list-item>
          <text:p text:style-name="P2">R4.12</text:p>
          <text:list>
            <text:list-item>
              <text:p text:style-name="P3">java supports while loops, do-while loops, for loops, and for each loops. A while loop is typically used when a sentinel value determines whether it keeps looping. A do-while is the same thing but it always executes the block of code at least once. A for loop is used when you want to make a count controlled loop, and is very useful for iterating through arrays. A for each loop is used to access each element in an array and is useful when you don’t need to know about the array index.</text:p>
            </text:list-item>
          </text:list>
        </text:list-item>
        <text:list-item>
          <text:p text:style-name="P3">R4.13</text:p>
          <text:list>
            <text:list-item>
              <text:p text:style-name="P3">10</text:p>
            </text:list-item>
            <text:list-item>
              <text:p text:style-name="P3">10</text:p>
            </text:list-item>
            <text:list-item>
              <text:p text:style-name="P3">10</text:p>
            </text:list-item>
            <text:list-item>
              <text:p text:style-name="P3">21</text:p>
            </text:list-item>
            <text:list-item>
              <text:p text:style-name="P3">infinite</text:p>
            </text:list-item>
            <text:list-item>
              <text:p text:style-name="P3">11</text:p>
            </text:list-item>
            <text:list-item>
              <text:p text:style-name="P3">7</text:p>
            </text:list-item>
          </text:list>
        </text:list-item>
        <text:list-item>
          <text:p text:style-name="P3">R4.18</text:p>
          <text:list>
            <text:list-item>
              <text:p text:style-name="P3">int s = 0;</text:p>
              <text:p text:style-name="P3">int i = 1;</text:p>
              <text:p text:style-name="P3">while(i &lt;= 10){</text:p>
              <text:list>
                <text:list-header>
                  <text:p text:style-name="P3">s += i;</text:p>
                  <text:p text:style-name="P3">i++;</text:p>
                </text:list-header>
              </text:list>
              <text:p text:style-name="P3">}</text:p>
            </text:list-item>
          </text:list>
        </text:list-item>
        <text:list-item>
          <text:p text:style-name="P3">R4.21</text:p>
          <text:list>
            <text:list-item>
              <text:p text:style-name="P3">2 4 7 11 16</text:p>
            </text:list-item>
            <text:list-item>
              <text:p text:style-name="P4">4 9 16</text:p>
            </text:list-item>
            <text:list-item>
              <text:p text:style-name="P4">10 7</text:p>
            </text:list-item>
          </text:list>
        </text:list-item>
        <text:list-item>
          <text:p text:style-name="P4">R4.28</text:p>
          <text:list>
            <text:list-item>
              <text:p text:style-name="P4">the largest value could be less than zero or the smallest value could be bigger than zero</text:p>
            </text:list-item>
          </text:list>
        </text:list-item>
        <text:list-item>
          <text:p text:style-name="P4">R4.29</text:p>
          <text:list>
            <text:list-item>
              <text:p text:style-name="P4">nested loops are a loop inside another loop. They are usually used when traversing 2D arrays.</text:p>
            </text:list-item>
          </text:list>
        </text:list-item>
        <text:list-item>
          <text:p text:style-name="P4">R4.30</text:p>
          <text:list>
            <text:list-header>
              <text:p text:style-name="P4">for(int i = 1; i &lt;= height * width; i++){</text:p>
              <text:list>
                <text:list-header>
                  <text:p text:style-name="P4">System.out.print("*");</text:p>
                  <text:p text:style-name="P4">if(i % width == 0){</text:p>
                  <text:list>
                    <text:list-header>
                      <text:p text:style-name="P4">System.out.println();</text:p>
                    </text:list-header>
                  </text:list>
                  <text:p text:style-name="P4">}</text:p>
                </text:list-header>
              </text:list>
              <text:p text:style-name="P4"><text:soft-page-break/>}</text:p>
            </text:list-header>
          </text:list>
        </text:list-item>
        <text:list-item>
          <text:p text:style-name="P4">R4.31</text:p>
          <text:list>
            <text:list-item>
              <text:p text:style-name="P4">for hours you would do (int) (Math.random() * 12) + 1</text:p>
            </text:list-item>
            <text:list-item>
              <text:p text:style-name="P4">for minutes you would do (int) (Math.random() * 60)</text:p>
            </text:list-item>
          </text:list>
        </text:list-item>
        <text:list-item>
          <text:p text:style-name="P4">R4.32</text:p>
          <text:list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8:58:36.055911412</meta:creation-date>
    <dc:date>2023-11-13T10:00:25.969556865</dc:date>
    <meta:editing-duration>PT13H37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291" meta:character-count="1183" meta:non-whitespace-character-count="976"/>
  </office:meta>
</office:document-meta>
</file>